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Baskerville" svg:font-family="Baskerville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style:writing-mode="page"/>
      <style:text-properties style:font-name="Times New Roman1" fo:font-size="11pt" officeooo:rsid="0015d80c" officeooo:paragraph-rsid="0015d80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style:writing-mode="page"/>
      <style:text-properties style:font-name="Times New Roman1" fo:font-size="11pt" officeooo:rsid="0015fd23" officeooo:paragraph-rsid="0015fd23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style:writing-mode="page"/>
      <style:text-properties style:font-name="Times New Roman1" fo:font-size="11pt" officeooo:rsid="0017446a" officeooo:paragraph-rsid="0017446a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style:writing-mode="page"/>
      <style:text-properties style:font-name="Times New Roman1" fo:font-size="11pt" officeooo:rsid="001762d3" officeooo:paragraph-rsid="001762d3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style:writing-mode="page"/>
      <style:text-properties style:font-name="Times New Roman1" fo:font-size="11pt" officeooo:rsid="00184bbe" officeooo:paragraph-rsid="00184bbe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style:writing-mode="page"/>
      <style:text-properties style:font-name="Times New Roman1" fo:font-size="11pt" officeooo:rsid="0019b247" officeooo:paragraph-rsid="0019b247" style:font-size-asian="11pt" style:font-size-complex="11pt"/>
    </style:style>
    <style:style style:name="T1" style:family="text">
      <style:text-properties officeooo:rsid="001a5c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 karawanie wędrującej przez pustynię było 13 jednogarbnych wielbłądów i o 8 więcej wielbłądów dwugarbnych. Ile łą<text:span text:style-name="T1">c</text:span>znie garbów miały wielbłądy z tej karawany?</text:p>
      <text:p text:style-name="P1"/>
      <text:p text:style-name="P1">liczba wielbłądów jednogarbnych:</text:p>
      <text:p text:style-name="P1"/>
      <text:p text:style-name="P1">liczba wielbłądów jednogarbnych:</text:p>
      <text:p text:style-name="P1"/>
      <text:p text:style-name="P1">łącznie liczba garbów:</text:p>
      <text:p text:style-name="P1"/>
      <text:p text:style-name="P1">Odp.</text:p>
      <text:p text:style-name="P1"/>
      <text:p text:style-name="P1"/>
      <text:p text:style-name="P1">W beczce mieści się 80 litrów wody, a w wiadrze 10 razy mniej. Pan Nowak przelał do wypełnionej w połowie beczki 3 wiadra wody. Ile wody zmieści się jeszcze w beczce?</text:p>
      <text:p text:style-name="P1"/>
      <text:p text:style-name="P1">całkowita pojemność beczki w litrach:</text:p>
      <text:p text:style-name="P1"/>
      <text:p text:style-name="P1">całkowita pojemność wiadra w litrach:</text:p>
      <text:p text:style-name="P1"/>
      <text:p text:style-name="P1">pojemność połowy beczki w litrach:</text:p>
      <text:p text:style-name="P1"/>
      <text:p text:style-name="P1">pojemność trzech wiader w litrach:</text:p>
      <text:p text:style-name="P1"/>
      <text:p text:style-name="P1">liczba litrów wody w beczce napełnionej przez pana Nowaka:</text:p>
      <text:p text:style-name="P1"/>
      <text:p text:style-name="P1">liczba litrów wody, które można jeszcze wlać do beczki:</text:p>
      <text:p text:style-name="P1"/>
      <text:p text:style-name="P1">Odp.</text:p>
      <text:p text:style-name="P1"/>
      <text:p text:style-name="P1"/>
      <text:p text:style-name="P2">Kowal podkuł 5 koni na cztery nogi i kilka koni na dwie nogi. Do podkucia wszystkich koni użył 32 podków. Ile koni kowal podkuł na dwie nogi?</text:p>
      <text:p text:style-name="P2"/>
      <text:p text:style-name="P2">liczba podków razem:</text:p>
      <text:p text:style-name="P2"/>
      <text:p text:style-name="P2">liczba podków dla koni podkutych na cztery nogi:</text:p>
      <text:p text:style-name="P2"/>
      <text:p text:style-name="P2">liczba podków dla koni podkutych na dwie nogi:</text:p>
      <text:p text:style-name="P2"/>
      <text:p text:style-name="P2">liczba koni podkutych na dwie nogi:</text:p>
      <text:p text:style-name="P2"/>
      <text:p text:style-name="P2">Odp.</text:p>
      <text:p text:style-name="P3">Na stole leży 12 papierków po cukierkach, a niezjedzone cukierki są w torebce. Cukierków jest 4 razy więcej niż papierków. Ile cukierków było w torebce na początku?</text:p>
      <text:p text:style-name="P3"/>
      <text:p text:style-name="P3">liczba papierków:</text:p>
      <text:p text:style-name="P3"/>
      <text:p text:style-name="P3">liczba cukierków w torebce:</text:p>
      <text:p text:style-name="P3"/>
      <text:p text:style-name="P3">początkowa liczba cukierków:</text:p>
      <text:p text:style-name="P3"/>
      <text:p text:style-name="P3">Odp.</text:p>
      <text:p text:style-name="P3"/>
      <text:p text:style-name="P4">Kamila w czasie mistrzostw świata w siatkówce zebrała 21 autografów siatkarzy, a Paweł zebrał o 7 autografów mniej. Ile razem autografów zebrali Kamila i Paweł?</text:p>
      <text:p text:style-name="P4"/>
      <text:p text:style-name="P4">autografy zebrane przez Kamilę:</text:p>
      <text:p text:style-name="P4"/>
      <text:p text:style-name="P4">autografy zebrane przez Pawła:</text:p>
      <text:p text:style-name="P4"/>
      <text:p text:style-name="P4">łączna liczba autografów:</text:p>
      <text:p text:style-name="P4"/>
      <text:p text:style-name="P4">Odp.</text:p>
      <text:p text:style-name="P4"/>
      <text:p text:style-name="P5">Ewa ma o 6 lat więcej niż jej brat Adam i jest 2 razy starsza niż drugi jej brat, Marek, który ma 8 lat. Ile lat ma najstarsze z trójki rodzeństwa?</text:p>
      <text:p text:style-name="P5"/>
      <text:p text:style-name="P5">wiek Marka: <text:tab/><text:tab/><text:tab/>wiek Ewy:<text:tab/><text:tab/><text:tab/>wiek Adama:</text:p>
      <text:p text:style-name="P5"/>
      <text:p text:style-name="P5">Odp.</text:p>
      <text:p text:style-name="P5"/>
      <text:p text:style-name="P6">Polacy w latach 1924-2014 na zimowych igrzyskach olimpijskich na najwyższym podium stawali 6 razy. Złotych medali uzyskali o jeden mniej niż srebrnych, których zdobyli tyle samo co brązowych. Ile razem medali zdobyli?</text:p>
      <text:p text:style-name="P6"/>
      <text:p text:style-name="P6">złotych:<text:tab/><text:tab/>srebrnych:<text:tab/><text:tab/>brązowych:<text:tab/><text:tab/>łącznie:</text:p>
      <text:p text:style-name="P6"/>
      <text:p text:style-name="P6">Od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Baskerville" svg:font-family="Baskerville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.998cm">
          <style:column style:rel-width="7851*" fo:start-indent="0cm" fo:end-indent="0.499cm"/>
          <style:column style:rel-width="7853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Kaczor</meta:initial-creator>
    <meta:creation-date>2017-10-10T18:53:22.578092000</meta:creation-date>
    <dc:date>2017-10-11T11:41:22.556806000</dc:date>
    <dc:creator>Paweł Kaczor</dc:creator>
    <meta:editing-duration>PT14H47M57S</meta:editing-duration>
    <meta:editing-cycles>9</meta:editing-cycles>
    <meta:generator>LibreOffice/5.4.1.2$MacOSX_X86_64 LibreOffice_project/ea7cb86e6eeb2bf3a5af73a8f7777ac570321527</meta:generator>
    <meta:printed-by>Paweł Kaczor</meta:printed-by>
    <meta:print-date>2017-10-10T19:14:55.598981000</meta:print-date>
    <meta:document-statistic meta:table-count="0" meta:image-count="0" meta:object-count="0" meta:page-count="1" meta:paragraph-count="35" meta:word-count="305" meta:character-count="1909" meta:non-whitespace-character-count="1631"/>
  </office:meta>
</office:document-meta>
</file>